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999999" fo:font-size="10pt" style:font-size-asian="10pt"/>
    </style:style>
    <style:style style:name="P2" style:family="paragraph" style:parent-style-name="Footer">
      <style:paragraph-properties fo:text-align="end" style:justify-single-word="false"/>
      <style:text-properties fo:font-size="10pt" style:font-size-asian="10pt"/>
    </style:style>
    <style:style style:name="P3" style:family="paragraph" style:parent-style-name="Text_20_body">
      <style:text-properties fo:font-size="20pt" fo:font-weight="bold" style:font-size-asian="20pt" style:font-weight-asian="bold" style:font-weight-complex="bold"/>
    </style:style>
    <style:style style:name="P4" style:family="paragraph" style:parent-style-name="Text_20_body"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line-height="150%"/>
      <style:text-properties style:font-name="Times New Roman" fo:font-size="12pt" style:font-size-asian="12pt"/>
    </style:style>
    <style:style style:name="P6" style:family="paragraph" style:parent-style-name="Text_20_body">
      <style:paragraph-properties fo:line-height="150%"/>
      <style:text-properties fo:color="#000000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Text_20_body">
      <style:paragraph-properties fo:line-height="150%"/>
      <style:text-properties fo:color="#000000" fo:font-size="12pt" fo:font-weight="bold" style:font-size-asian="12pt" style:font-weight-asian="bold" style:font-name-complex="Arial" style:font-size-complex="8pt" style:font-weight-complex="bold"/>
    </style:style>
    <style:style style:name="P8" style:family="paragraph" style:parent-style-name="Text_20_body">
      <style:paragraph-properties fo:line-height="150%"/>
      <style:text-properties fo:color="#000000" fo:font-size="16pt" fo:font-weight="bold" style:font-size-asian="16pt" style:font-weight-asian="bold" style:font-name-complex="Arial" style:font-size-complex="16pt" style:font-weight-complex="bold"/>
    </style:style>
    <style:style style:name="P9" style:family="paragraph" style:parent-style-name="Text_20_body">
      <style:paragraph-properties fo:line-height="150%" fo:text-align="justify" style:justify-single-word="false" fo:orphans="2" fo:widows="2" style:writing-mode="lr-tb"/>
      <style:text-properties fo:color="#000000" style:font-name="Verdana" fo:font-size="12pt" fo:language="pt" fo:country="BR" fo:font-weight="bold" style:font-name-asian="Times New Roman" style:font-size-asian="12pt" style:font-weight-asian="bold" style:font-name-complex="Arial" style:font-size-complex="8pt" style:language-complex="ar" style:country-complex="SA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 style:master-page-name="Standard">
      <style:text-properties fo:font-size="10pt" fo:language="zxx" fo:country="none" style:font-size-asian="10pt" style:language-asian="zxx" style:country-asian="none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gr1" style:family="graphic">
      <style:graphic-properties svg:stroke-color="#c0c0c0" draw:fill="none" draw:fill-color="#ffffff" fo:min-height="3.1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c0c0c0" draw:fill="none" draw:fill-color="#ffffff" fo:min-height="3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c0c0c0" draw:fill="none" draw:fill-color="#ffffff" fo:min-height="3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Quadro1" text:anchor-type="char" svg:x="0.159cm" svg:y="4.763cm" svg:width="16.986cm" svg:height="20.955cm" draw:z-index="1"><draw:text-box><text:p text:style-name="P3">BRIEFING PRELIMINAR</text:p><text:p text:style-name="P4">[nome do cliente]</text:p><text:p text:style-name="P5"/><text:p text:style-name="P5"/><text:p text:style-name="P6"><draw:caption text:anchor-type="paragraph" draw:z-index="2" draw:style-name="gr1" svg:width="8.201cm" svg:height="3.13cm" svg:x="0cm" svg:y="0.453cm" draw:caption-point-x="0cm" draw:caption-point-y="1.964cm"><text:p/></draw:caption><draw:caption text:anchor-type="paragraph" draw:z-index="3" draw:style-name="gr2" svg:width="8.201cm" svg:height="3.142cm" svg:x="8.581cm" svg:y="0.457cm" draw:caption-point-x="0cm" draw:caption-point-y="2.069cm"><text:p/></draw:caption>PÚBLICO-ALVO <text:s text:c="38"/>OBJETIVOS DO WEB SITE</text:p><text:p text:style-name="P9"/><text:p text:style-name="P9"/><text:p text:style-name="P9"/><text:p text:style-name="P9"/><text:p text:style-name="P9"/><text:p text:style-name="P6"><draw:caption text:anchor-type="paragraph" draw:z-index="4" draw:style-name="gr1" svg:width="8.201cm" svg:height="3.13cm" svg:x="0cm" svg:y="0.453cm" draw:caption-point-x="0cm" draw:caption-point-y="1.964cm"><text:p/></draw:caption><draw:caption text:anchor-type="paragraph" draw:z-index="5" draw:style-name="gr2" svg:width="8.201cm" svg:height="3.142cm" svg:x="8.581cm" svg:y="0.457cm" draw:caption-point-x="0cm" draw:caption-point-y="2.069cm"><text:p/></draw:caption>“IMAGEM” A SER TRANSMITIDA <text:s text:c="11"/>CONTEÚDO DINÂMICO? QUAL?</text:p><text:p text:style-name="P7"/><text:p text:style-name="P7"/><text:p text:style-name="P7"/><text:p text:style-name="P7"/><text:p text:style-name="P7"/><text:p text:style-name="P6"><draw:caption text:anchor-type="paragraph" draw:z-index="7" draw:style-name="gr2" svg:width="8.201cm" svg:height="3.142cm" svg:x="8.581cm" svg:y="0.457cm" draw:caption-point-x="0cm" draw:caption-point-y="2.069cm"><text:p/></draw:caption><draw:caption text:anchor-type="paragraph" draw:z-index="6" draw:style-name="gr1" svg:width="8.201cm" svg:height="3.13cm" svg:x="0cm" svg:y="0.453cm" draw:caption-point-x="0cm" draw:caption-point-y="1.964cm"><text:p/></draw:caption>CONCORRENTES <text:span text:style-name="T1">(vantagens / desvantagens) </text:span><text:s text:c="6"/>REFERÊNCIAS <text:span text:style-name="T1">(web sites)</text:span></text:p><text:p text:style-name="P6"/><text:p text:style-name="P6"/><text:p text:style-name="P6"/><text:p text:style-name="P6"/><text:p text:style-name="P8"/><text:p text:style-name="P6"><draw:caption text:anchor-type="paragraph" draw:z-index="8" draw:style-name="gr3" svg:width="16.8cm" svg:height="3.7cm" svg:x="0cm" svg:y="0.494cm" draw:caption-point-x="0cm" draw:caption-point-y="1.923cm"><text:p/></draw:caption>OBSERVAÇÕES</text:p></draw:text-box></draw:frame><draw:frame draw:style-name="fr1" draw:name="Quadro2" text:anchor-type="char" svg:x="0cm" svg:y="0cm" svg:width="7.625cm" svg:height="3.879cm" draw:z-index="0"><draw:text-box><text:p text:style-name="Standard"/><text:p text:style-name="Standard"/><text:p text:style-name="Standard"/><text:p text:style-name="P10"/><text:p text:style-name="P10">SEU LOGOTIPO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Verdana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  <style:text-properties fo:color="#999999" fo:font-size="10pt" style:font-size-asian="10pt"/>
    </style:style>
    <style:style style:name="P2" style:family="paragraph" style:parent-style-name="Footer">
      <style:paragraph-properties fo:text-align="end" style:justify-single-word="false"/>
      <style:text-properties fo:font-size="10pt" style:font-size-asian="10pt"/>
    </style:style>
    <style:page-layout style:name="pm1">
      <style:page-layout-properties fo:page-width="20.999cm" fo:page-height="29.699cm" style:num-format="1" style:print-orientation="portrait" fo:margin-top="2cm" fo:margin-bottom="0.801cm" fo:margin-left="2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199cm" fo:margin-left="0cm" fo:margin-right="0cm" fo:margin-top="1.101cm" style:dynamic-spacing="true"/>
      </style:footer-style>
    </style:page-layout>
  </office:automatic-styles>
  <office:master-styles>
    <style:master-page style:name="Standard" style:page-layout-name="pm1">
      <style:footer>
        <text:p text:style-name="P1">[nome e slogan da empesa ou pessoa que faz o briefing ] <text:s/>| <text:s/>[endereço do web site]</text:p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2$Win32 OpenOffice.org_project/680m14$Build-9134</meta:generator>
    <meta:initial-creator>Tárcio Honório Zemel</meta:initial-creator>
    <meta:creation-date>2007-03-25T12:37:00</meta:creation-date>
    <dc:creator>. .</dc:creator>
    <dc:date>2008-06-22T13:04:42</dc:date>
    <dc:language>pt-BR</dc:language>
    <meta:editing-cycles>33</meta:editing-cycles>
    <meta:editing-duration>PT3H26M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8" meta:word-count="42" meta:character-count="344"/>
  </office:meta>
</office:document-meta>
</file>